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endarModel.getDate( int week , int 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Model.getWeek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Model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alendarModel.get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Model.ge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Model.CalendarModel( Calendar calend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lendarModel.firstDayOffset(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